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171" officeooo:paragraph-rsid="0012f1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<text:span text:style-name="T2">Eduardo Belarmino Silva</text:span></text:p>
      <text:p text:style-name="P1"><text:span text:style-name="T1">Matrícula</text:span>: 221008580</text:p>
      <text:p text:style-name="P1"/>
      <text:p text:style-name="P1">1- Sim.</text:p>
      <text:p text:style-name="P1"/>
      <text:p text:style-name="P1">2 - O brModelo é uma ferramenta CASE, pois ele se encaixa na definição da sigla CASE (Computer-Aided Software Engineering) uma sigla usada para se referir a ferramentas que auxiliam o processo de desenvolvimento de softwar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2:24:56.551870587</meta:creation-date>
    <dc:date>2024-04-10T22:34:25.164241562</dc:date>
    <meta:editing-duration>PT9M28S</meta:editing-duration>
    <meta:editing-cycles>1</meta:editing-cycles>
    <meta:document-statistic meta:table-count="0" meta:image-count="0" meta:object-count="0" meta:page-count="1" meta:paragraph-count="4" meta:word-count="44" meta:character-count="280" meta:non-whitespace-character-count="240"/>
    <meta:generator>LibreOffice/7.3.7.2$Linux_X86_64 LibreOffice_project/30$Build-2</meta:generator>
  </office:meta>
</office:document-meta>
</file>